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31_29</text:p>
      <text:p text:style-name="P5">American Genizah Project: Partnership for Posterity</text:p>
      <text:p text:style-name="P5">Sabato Morais Collection Catalogue Template</text:p>
      <text:p text:style-name="P6"/>
      <text:p text:style-name="P6">Cataloguer: Heather Newlin</text:p>
      <text:p text:style-name="P6"/>
      <text:p text:style-name="P6"/>
      <text:p text:style-name="P6">I. Provenance</text:p>
      <text:p text:style-name="P6"/>
      <text:p text:style-name="P6">Source: CAJS Sabato Morais Papers</text:p>
      <text:p text:style-name="P6">Location: Box 1, FF 31</text:p>
      <text:p text:style-name="P6">Restrictions: ?</text:p>
      <text:p text:style-name="P6"/>
      <text:p text:style-name="P6">II. Descriptive Metadata</text:p>
      <text:p text:style-name="P6"/>
      <text:p text:style-name="P6">Script<text:tab/><text:tab/><text:tab/><text:tab/><text:tab/><text:tab/>Manuscript</text:p>
      <text:p text:style-name="P6"><text:s/>(manuscript or typescript) <text:tab/><text:tab/><text:tab/><text:tab/></text:p>
      <text:p text:style-name="P6">Language (s)<text:tab/><text:tab/><text:tab/><text:tab/><text:tab/>English<text:tab/><text:tab/><text:tab/><text:tab/><text:tab/></text:p>
      <text:p text:style-name="P6">Author of letter<text:tab/><text:tab/><text:tab/><text:tab/>A. F. Chatham[?]</text:p>
      <text:p text:style-name="P6">Signed letter<text:tab/><text:tab/><text:tab/><text:tab/><text:tab/>Y</text:p>
      <text:p text:style-name="P6">Unsigned letter</text:p>
      <text:p text:style-name="P6">Dictated letter</text:p>
      <text:p text:style-name="P6">Anonymous</text:p>
      <text:p text:style-name="P6">Addressee of letter<text:tab/><text:tab/><text:tab/><text:tab/>Sabato Morais</text:p>
      <text:p text:style-name="P6">Addressee as “Editor”<text:tab/><text:tab/><text:tab/><text:tab/></text:p>
      <text:p text:style-name="P6">Date (derived from Hebrew Date)<text:tab/><text:tab/></text:p>
      <text:p text:style-name="P6">Date (derived from Gregorian calendar)<text:tab/>5 February 1872</text:p>
      <text:p text:style-name="P6">Month<text:tab/><text:tab/><text:tab/><text:tab/><text:tab/><text:tab/>February</text:p>
      <text:p text:style-name="P6">Year<text:tab/><text:tab/><text:tab/><text:tab/><text:tab/><text:tab/>1872</text:p>
      <text:p text:style-name="P6">Hebrew Date<text:tab/><text:tab/><text:tab/><text:tab/><text:tab/></text:p>
      <text:p text:style-name="P6">Undated</text:p>
      <text:p text:style-name="P6">City<text:tab/><text:tab/><text:tab/><text:tab/><text:tab/><text:tab/>Philadelphia</text:p>
      <text:p text:style-name="P6">State<text:tab/><text:tab/><text:tab/><text:tab/><text:tab/><text:tab/>Pennsylvania<text:tab/><text:tab/><text:tab/><text:tab/></text:p>
      <text:p text:style-name="P6">Country<text:tab/><text:tab/><text:tab/><text:tab/><text:tab/>USA</text:p>
      <text:p text:style-name="P6">Subject<text:tab/><text:tab/><text:tab/><text:tab/><text:tab/></text:p>
      <text:p text:style-name="P6">Keywords</text:p>
      <text:p text:style-name="P6"/>
      <text:p text:style-name="P6"/>
      <text:p text:style-name="P6">III. Document Types</text:p>
      <text:p text:style-name="P6"/>
      <text:p text:style-name="P6">Correspondence<text:tab/><text:tab/><text:tab/><text:tab/>Y</text:p>
      <text:p text:style-name="P6">(Synagogue) Sermon</text:p>
      <text:p text:style-name="P6">(Public) Discourse</text:p>
      <text:p text:style-name="P6">Literary Document<text:tab/><text:tab/><text:tab/><text:tab/></text:p>
      <text:p text:style-name="P6">Legal Document</text:p>
      <text:p text:style-name="P6">Receipts</text:p>
      <text:p text:style-name="P6">Newspaper Clipping</text:p>
      <text:p text:style-name="P6">Greeting Card</text:p>
      <text:p text:style-name="P6">Calling Card</text:p>
      <text:p text:style-name="P6"/>
      <text:p text:style-name="P6"/>
      <text:p text:style-name="P6">IV. Physical Features </text:p>
      <text:p text:style-name="P6"/>
      <text:p text:style-name="P6">Condition (e.g. fragile)<text:tab/><text:tab/><text:tab/></text:p>
      <text:p text:style-name="P6">Paper size (letter or legal size)<text:tab/><text:tab/></text:p>
      <text:p text:style-name="P6">Number of Pages<text:tab/><text:tab/><text:tab/><text:tab/>1</text:p>
      <text:p text:style-name="P6">Number of Sheets<text:tab/><text:tab/><text:tab/><text:tab/>1</text:p>
      <text:p text:style-name="P6">Fragment<text:tab/><text:tab/><text:tab/><text:tab/><text:tab/></text:p>
      <text:p text:style-name="P6">Pagination </text:p>
      <text:p text:style-name="P6">Foliation</text:p>
      <text:p text:style-name="P6">Additional Numeration</text:p>
      <text:p text:style-name="P6">Envelope<text:tab/><text:tab/><text:tab/><text:tab/><text:tab/>Y</text:p>
      <text:p text:style-name="P6">Stamp<text:tab/></text:p>
      <text:p text:style-name="P6">Postma<text:tab/>rk<text:tab/><text:tab/><text:tab/><text:tab/><text:tab/><text:tab/><text:tab/><text:tab/><text:tab/><text:tab/></text:p>
      <text:p text:style-name="P6">Wax seal<text:tab/><text:tab/><text:tab/><text:tab/><text:tab/></text:p>
      <text:p text:style-name="P6"/>
      <text:p text:style-name="P6">V. Added entries </text:p>
      <text:p text:style-name="P6"/>
      <text:p text:style-name="P6">Additional names mentioned: </text:p>
      <text:p text:style-name="P6">Additional Places mentioned: </text:p>
      <text:p text:style-name="P6">Additional Dates mentioned:</text:p>
      <text:p text:style-name="P6"/>
      <text:p text:style-name="P6">VI. Note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VII Transcription</text:p>
      <text:p text:style-name="P2"><text:span text:style-name="T1">(Symbols: <text:s/>? = uncertain; [ ] = supplied information; / = end of line)</text:span></text:p>
      <text:p text:style-name="P2"><text:span text:style-name="T1"/></text:p>
      <text:p text:style-name="P2"><text:span text:style-name="T1">[Envelope]</text:span></text:p>
      <text:p text:style-name="P2"><text:span text:style-name="T1"><text:tab/>Rev. s. Morais,/</text:span></text:p>
      <text:p text:style-name="P2"><text:span text:style-name="T1">Politeness<text:tab/>Greetings/</text:span></text:p>
      <text:p text:style-name="P2"><text:span text:style-name="T1">of D. H. Solisky[?]./</text:span></text:p>
      <text:p text:style-name="P2"><text:span text:style-name="T1"/></text:p>
      <text:p text:style-name="P2"><text:span text:style-name="T1">[Page 1]</text:span></text:p>
      <text:p text:style-name="P3"><text:span text:style-name="T1">The Philadelphia National Bank./</text:span></text:p>
      <text:p text:style-name="P4"><text:span text:style-name="T1">Philadelphia, Feby. 5</text:span><text:span text:style-name="T2">Th</text:span><text:span text:style-name="T1">, 1872./</text:span></text:p>
      <text:p text:style-name="P2"><text:span text:style-name="T1">Rev. S. Morais,/</text:span></text:p>
      <text:p text:style-name="P2"><text:span text:style-name="T1"><text:tab/>Dr. Sir:/</text:span></text:p>
      <text:p text:style-name="P2"><text:span text:style-name="T1"><text:tab/><text:tab/>Please accept my thanks/ for the prompt and kind response to my/ letter addressed to Mr. Solis. <text:s/>Your in-/formation contains just what I/ wanted and I shall use it in my/ lecture, at which I should be pleased/ to have you present. <text:s/>Allow me to add/ that it will afford me pleasure/ to reciprocate your favor at my ear-/liest opportunity. <text:s/>Respy,/</text:span></text:p>
      <text:p text:style-name="P2"><text:span text:style-name="T1"><text:tab/><text:tab/><text:tab/><text:tab/><text:tab/><text:tab/>A. F. Chatham[?]/</text:span></text:p>
      <text:p text:style-name="P2"><text:span text:style-name="T1"><text:tab/><text:tab/><text:tab/><text:tab/><text:tab/><text:tab/>445 Walnut St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18T09:58:10</meta:creation-date>
    <dc:date>2009-05-18T10:04:43</dc:date>
    <dc:language>en-US</dc:language>
    <meta:editing-cycles>2</meta:editing-cycles>
    <meta:editing-duration>PT6M33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2" meta:word-count="259" meta:character-count="1850"/>
  </office:meta>
</office:document-meta>
</file>